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6.44pt"/>
    </style:style>
    <style:style style:name="co3" style:family="table-column">
      <style:table-column-properties fo:break-before="auto" style:column-width="271.96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307.19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42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TA04_S3P</text:p>
          </table:table-cell>
          <table:table-cell office:value-type="float" office:value="0.130899693899575" calcext:value-type="float">
            <text:p>0.13089969389957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4_S3P</text:p>
          </table:table-cell>
          <table:table-cell/>
        </table:table-row>
        <table:table-row table:style-name="ro1">
          <table:table-cell office:value-type="string" calcext:value-type="string">
            <text:p>TA05_S1P</text:p>
          </table:table-cell>
          <table:table-cell office:value-type="float" office:value="0.445058959258554" calcext:value-type="float">
            <text:p>0.44505895925855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5_S1P</text:p>
          </table:table-cell>
          <table:table-cell/>
        </table:table-row>
        <table:table-row table:style-name="ro1">
          <table:table-cell office:value-type="string" calcext:value-type="string">
            <text:p>TA05_S2P</text:p>
          </table:table-cell>
          <table:table-cell office:value-type="float" office:value="0.602138591938044" calcext:value-type="float">
            <text:p>0.60213859193804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5_S2P</text:p>
          </table:table-cell>
          <table:table-cell/>
        </table:table-row>
        <table:table-row table:style-name="ro1">
          <table:table-cell office:value-type="string" calcext:value-type="string">
            <text:p>TA05_S3P</text:p>
          </table:table-cell>
          <table:table-cell office:value-type="float" office:value="0.759218224617533" calcext:value-type="float">
            <text:p>0.759218224617533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5_S3P</text:p>
          </table:table-cell>
          <table:table-cell/>
        </table:table-row>
        <table:table-row table:style-name="ro1">
          <table:table-cell office:value-type="string" calcext:value-type="string">
            <text:p>TA06_S1P</text:p>
          </table:table-cell>
          <table:table-cell office:value-type="float" office:value="1.07337748997651" calcext:value-type="float">
            <text:p>1.0733774899765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6_S1P</text:p>
          </table:table-cell>
          <table:table-cell/>
        </table:table-row>
        <table:table-row table:style-name="ro1">
          <table:table-cell office:value-type="string" calcext:value-type="string">
            <text:p>TA06_S2P</text:p>
          </table:table-cell>
          <table:table-cell office:value-type="float" office:value="1.230457122656" calcext:value-type="float">
            <text:p>1.230457122656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6_S2P</text:p>
          </table:table-cell>
          <table:table-cell/>
        </table:table-row>
        <table:table-row table:style-name="ro1">
          <table:table-cell office:value-type="string" calcext:value-type="string">
            <text:p>TA06_S3P</text:p>
          </table:table-cell>
          <table:table-cell office:value-type="float" office:value="1.38753675533549" calcext:value-type="float">
            <text:p>1.38753675533549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6_S3P</text:p>
          </table:table-cell>
          <table:table-cell/>
        </table:table-row>
        <table:table-row table:style-name="ro1">
          <table:table-cell office:value-type="string" calcext:value-type="string">
            <text:p>TA07_S1P</text:p>
          </table:table-cell>
          <table:table-cell office:value-type="float" office:value="1.70169602069447" calcext:value-type="float">
            <text:p>1.70169602069447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7_S1P</text:p>
          </table:table-cell>
          <table:table-cell/>
        </table:table-row>
        <table:table-row table:style-name="ro1">
          <table:table-cell office:value-type="string" calcext:value-type="string">
            <text:p>TA07_S2P</text:p>
          </table:table-cell>
          <table:table-cell office:value-type="float" office:value="1.85877565337396" calcext:value-type="float">
            <text:p>1.85877565337396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7_S2P</text:p>
          </table:table-cell>
          <table:table-cell/>
        </table:table-row>
        <table:table-row table:style-name="ro1">
          <table:table-cell office:value-type="string" calcext:value-type="string">
            <text:p>TA07_S3P</text:p>
          </table:table-cell>
          <table:table-cell office:value-type="float" office:value="2.01585528605345" calcext:value-type="float">
            <text:p>2.0158552860534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7_S3P</text:p>
          </table:table-cell>
          <table:table-cell/>
        </table:table-row>
        <table:table-row table:style-name="ro1">
          <table:table-cell office:value-type="string" calcext:value-type="string">
            <text:p>TA08_S1P</text:p>
          </table:table-cell>
          <table:table-cell office:value-type="float" office:value="2.33001455141243" calcext:value-type="float">
            <text:p>2.33001455141243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8_S1P</text:p>
          </table:table-cell>
          <table:table-cell/>
        </table:table-row>
        <table:table-row table:style-name="ro1">
          <table:table-cell office:value-type="string" calcext:value-type="string">
            <text:p>TA08_S2P</text:p>
          </table:table-cell>
          <table:table-cell office:value-type="float" office:value="2.48709418409192" calcext:value-type="float">
            <text:p>2.48709418409192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8_S2P</text:p>
          </table:table-cell>
          <table:table-cell/>
        </table:table-row>
        <table:table-row table:style-name="ro1">
          <table:table-cell office:value-type="string" calcext:value-type="string">
            <text:p>TA08_S3P</text:p>
          </table:table-cell>
          <table:table-cell office:value-type="float" office:value="2.64417381677141" calcext:value-type="float">
            <text:p>2.6441738167714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8_S3P</text:p>
          </table:table-cell>
          <table:table-cell/>
        </table:table-row>
        <table:table-row table:style-name="ro1">
          <table:table-cell office:value-type="string" calcext:value-type="string">
            <text:p>TA09_S1P</text:p>
          </table:table-cell>
          <table:table-cell office:value-type="float" office:value="2.95833308213039" calcext:value-type="float">
            <text:p>2.95833308213039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9_S1P</text:p>
          </table:table-cell>
          <table:table-cell/>
        </table:table-row>
        <table:table-row table:style-name="ro1">
          <table:table-cell office:value-type="string" calcext:value-type="string">
            <text:p>TA09_S2P</text:p>
          </table:table-cell>
          <table:table-cell office:value-type="float" office:value="3.11541271480988" calcext:value-type="float">
            <text:p>3.11541271480988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9_S2P</text:p>
          </table:table-cell>
          <table:table-cell/>
        </table:table-row>
        <table:table-row table:style-name="ro1">
          <table:table-cell office:value-type="string" calcext:value-type="string">
            <text:p>TA09_S3P</text:p>
          </table:table-cell>
          <table:table-cell office:value-type="float" office:value="3.27249234748937" calcext:value-type="float">
            <text:p>3.27249234748937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9_S3P</text:p>
          </table:table-cell>
          <table:table-cell/>
        </table:table-row>
        <table:table-row table:style-name="ro1">
          <table:table-cell office:value-type="string" calcext:value-type="string">
            <text:p>TA10_S1P</text:p>
          </table:table-cell>
          <table:table-cell office:value-type="float" office:value="3.58665161284835" calcext:value-type="float">
            <text:p>3.5866516128483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10_S1P</text:p>
          </table:table-cell>
          <table:table-cell/>
        </table:table-row>
        <table:table-row table:style-name="ro1">
          <table:table-cell office:value-type="string" calcext:value-type="string">
            <text:p>TA10_S2P</text:p>
          </table:table-cell>
          <table:table-cell office:value-type="float" office:value="3.74373124552784" calcext:value-type="float">
            <text:p>3.7437312455278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10_S2P</text:p>
          </table:table-cell>
          <table:table-cell/>
        </table:table-row>
        <table:table-row table:style-name="ro1">
          <table:table-cell office:value-type="string" calcext:value-type="string">
            <text:p>TA10_S3P</text:p>
          </table:table-cell>
          <table:table-cell office:value-type="float" office:value="3.90081087820733" calcext:value-type="float">
            <text:p>3.90081087820733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10_S3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A01_S1P</text:p>
          </table:table-cell>
          <table:table-cell office:value-type="float" office:value="4.21497014356631" calcext:value-type="float">
            <text:p>4.2149701435663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1_S1P</text:p>
          </table:table-cell>
          <table:table-cell/>
        </table:table-row>
        <table:table-row table:style-name="ro1">
          <table:table-cell office:value-type="string" calcext:value-type="string">
            <text:p>TA01_S2P</text:p>
          </table:table-cell>
          <table:table-cell office:value-type="float" office:value="4.3720497762458" calcext:value-type="float">
            <text:p>4.3720497762458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1_S2P</text:p>
          </table:table-cell>
          <table:table-cell/>
        </table:table-row>
        <table:table-row table:style-name="ro1">
          <table:table-cell office:value-type="string" calcext:value-type="string">
            <text:p>TA01_S3P</text:p>
          </table:table-cell>
          <table:table-cell office:value-type="float" office:value="4.52912940892529" calcext:value-type="float">
            <text:p>4.52912940892529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1_S3P</text:p>
          </table:table-cell>
          <table:table-cell/>
        </table:table-row>
        <table:table-row table:style-name="ro1">
          <table:table-cell office:value-type="string" calcext:value-type="string">
            <text:p>TA02_S1P</text:p>
          </table:table-cell>
          <table:table-cell office:value-type="float" office:value="4.84328867428426" calcext:value-type="float">
            <text:p>4.84328867428426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2_S1P</text:p>
          </table:table-cell>
          <table:table-cell/>
        </table:table-row>
        <table:table-row table:style-name="ro1">
          <table:table-cell office:value-type="string" calcext:value-type="string">
            <text:p>TA02_S2P</text:p>
          </table:table-cell>
          <table:table-cell office:value-type="float" office:value="5.00036830696375" calcext:value-type="float">
            <text:p>5.00036830696375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2_S2P</text:p>
          </table:table-cell>
          <table:table-cell/>
        </table:table-row>
        <table:table-row table:style-name="ro1">
          <table:table-cell office:value-type="string" calcext:value-type="string">
            <text:p>TA02_S3P</text:p>
          </table:table-cell>
          <table:table-cell office:value-type="float" office:value="5.15744793964324" calcext:value-type="float">
            <text:p>5.15744793964324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2_S3P</text:p>
          </table:table-cell>
          <table:table-cell/>
        </table:table-row>
        <table:table-row table:style-name="ro1">
          <table:table-cell office:value-type="string" calcext:value-type="string">
            <text:p>TA03_S1P</text:p>
          </table:table-cell>
          <table:table-cell office:value-type="float" office:value="5.47160720500222" calcext:value-type="float">
            <text:p>5.47160720500222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3_S1P</text:p>
          </table:table-cell>
          <table:table-cell/>
        </table:table-row>
        <table:table-row table:style-name="ro1">
          <table:table-cell office:value-type="string" calcext:value-type="string">
            <text:p>TA03_S2P</text:p>
          </table:table-cell>
          <table:table-cell office:value-type="float" office:value="5.62868683768171" calcext:value-type="float">
            <text:p>5.62868683768171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3_S2P</text:p>
          </table:table-cell>
          <table:table-cell/>
        </table:table-row>
        <table:table-row table:style-name="ro1">
          <table:table-cell office:value-type="string" calcext:value-type="string">
            <text:p>TA03_S3P</text:p>
          </table:table-cell>
          <table:table-cell office:value-type="float" office:value="5.7857664703612" calcext:value-type="float">
            <text:p>5.7857664703612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3_S3P</text:p>
          </table:table-cell>
          <table:table-cell/>
        </table:table-row>
        <table:table-row table:style-name="ro1">
          <table:table-cell office:value-type="string" calcext:value-type="string">
            <text:p>TA04_S1P</text:p>
          </table:table-cell>
          <table:table-cell office:value-type="float" office:value="6.09992573572018" calcext:value-type="float">
            <text:p>6.09992573572018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4_S1P</text:p>
          </table:table-cell>
          <table:table-cell/>
        </table:table-row>
        <table:table-row table:style-name="ro1">
          <table:table-cell office:value-type="string" calcext:value-type="string">
            <text:p>TA04_S2P</text:p>
          </table:table-cell>
          <table:table-cell office:value-type="float" office:value="6.25700536839967" calcext:value-type="float">
            <text:p>6.25700536839967</text:p>
          </table:table-cell>
          <table:table-cell office:value-type="float" office:value="-2.9845130209103" calcext:value-type="float">
            <text:p>-2.9845130209103</text:p>
          </table:table-cell>
          <table:table-cell office:value-type="string" calcext:value-type="string">
            <text:p>\HBTEP2::TOP.SENSORS.MAGNETIC:TA04_S2P</text:p>
          </table:table-cell>
          <table:table-cell/>
        </table:table-row>
      </table:table>
      <table:table table:name="P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PA1_S0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3.04992421195875" calcext:value-type="float">
            <text:p>-3.04992421195875</text:p>
          </table:table-cell>
          <table:table-cell office:value-type="string" calcext:value-type="string">
            <text:p>\HBTEP2::TOP.SENSORS.MAGNETIC:PA1_S01P</text:p>
          </table:table-cell>
          <table:table-cell/>
        </table:table-row>
        <table:table-row table:style-name="ro1">
          <table:table-cell office:value-type="string" calcext:value-type="string">
            <text:p>PA1_S0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86642272791664" calcext:value-type="float">
            <text:p>-2.86642272791664</text:p>
          </table:table-cell>
          <table:table-cell office:value-type="string" calcext:value-type="string">
            <text:p>\HBTEP2::TOP.SENSORS.MAGNETIC:PA1_S02P</text:p>
          </table:table-cell>
          <table:table-cell/>
        </table:table-row>
        <table:table-row table:style-name="ro1">
          <table:table-cell office:value-type="string" calcext:value-type="string">
            <text:p>PA1_S03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68203019988432" calcext:value-type="float">
            <text:p>-2.68203019988432</text:p>
          </table:table-cell>
          <table:table-cell office:value-type="string" calcext:value-type="string">
            <text:p>\HBTEP2::TOP.SENSORS.MAGNETIC:PA1_S03P</text:p>
          </table:table-cell>
          <table:table-cell/>
        </table:table-row>
        <table:table-row table:style-name="ro1">
          <table:table-cell office:value-type="string" calcext:value-type="string">
            <text:p>PA1_S04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49615164197818" calcext:value-type="float">
            <text:p>-2.49615164197818</text:p>
          </table:table-cell>
          <table:table-cell office:value-type="string" calcext:value-type="string">
            <text:p>\HBTEP2::TOP.SENSORS.MAGNETIC:PA1_S04P</text:p>
          </table:table-cell>
          <table:table-cell/>
        </table:table-row>
        <table:table-row table:style-name="ro1">
          <table:table-cell office:value-type="string" calcext:value-type="string">
            <text:p>PA1_S05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30819346457802" calcext:value-type="float">
            <text:p>-2.30819346457802</text:p>
          </table:table-cell>
          <table:table-cell office:value-type="string" calcext:value-type="string">
            <text:p>\HBTEP2::TOP.SENSORS.MAGNETIC:PA1_S05P</text:p>
          </table:table-cell>
          <table:table-cell/>
        </table:table-row>
        <table:table-row table:style-name="ro1">
          <table:table-cell office:value-type="string" calcext:value-type="string">
            <text:p>PA1_S06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2.11756945155615" calcext:value-type="float">
            <text:p>-2.11756945155615</text:p>
          </table:table-cell>
          <table:table-cell office:value-type="string" calcext:value-type="string">
            <text:p>\HBTEP2::TOP.SENSORS.MAGNETIC:PA1_S06P</text:p>
          </table:table-cell>
          <table:table-cell/>
        </table:table-row>
        <table:table-row table:style-name="ro1">
          <table:table-cell office:value-type="string" calcext:value-type="string">
            <text:p>PA1_S07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92371372004518" calcext:value-type="float">
            <text:p>-1.92371372004518</text:p>
          </table:table-cell>
          <table:table-cell office:value-type="string" calcext:value-type="string">
            <text:p>\HBTEP2::TOP.SENSORS.MAGNETIC:PA1_S07P</text:p>
          </table:table-cell>
          <table:table-cell/>
        </table:table-row>
        <table:table-row table:style-name="ro1">
          <table:table-cell office:value-type="string" calcext:value-type="string">
            <text:p>PA1_S08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72675746382698" calcext:value-type="float">
            <text:p>-1.72675746382698</text:p>
          </table:table-cell>
          <table:table-cell office:value-type="string" calcext:value-type="string">
            <text:p>\HBTEP2::TOP.SENSORS.MAGNETIC:PA1_S08P</text:p>
          </table:table-cell>
          <table:table-cell/>
        </table:table-row>
        <table:table-row table:style-name="ro1">
          <table:table-cell office:value-type="string" calcext:value-type="string">
            <text:p>PA1_S09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52262518690544" calcext:value-type="float">
            <text:p>-1.52262518690544</text:p>
          </table:table-cell>
          <table:table-cell office:value-type="string" calcext:value-type="string">
            <text:p>\HBTEP2::TOP.SENSORS.MAGNETIC:PA1_S09P</text:p>
          </table:table-cell>
          <table:table-cell/>
        </table:table-row>
        <table:table-row table:style-name="ro1">
          <table:table-cell office:value-type="string" calcext:value-type="string">
            <text:p>PA1_S10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31961547364473" calcext:value-type="float">
            <text:p>-1.31961547364473</text:p>
          </table:table-cell>
          <table:table-cell office:value-type="string" calcext:value-type="string">
            <text:p>\HBTEP2::TOP.SENSORS.MAGNETIC:PA1_S10P</text:p>
          </table:table-cell>
          <table:table-cell/>
        </table:table-row>
        <table:table-row table:style-name="ro1">
          <table:table-cell office:value-type="string" calcext:value-type="string">
            <text:p>PA1_S1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1.11660574781764" calcext:value-type="float">
            <text:p>-1.11660574781764</text:p>
          </table:table-cell>
          <table:table-cell office:value-type="string" calcext:value-type="string">
            <text:p>\HBTEP2::TOP.SENSORS.MAGNETIC:PA1_S11P</text:p>
          </table:table-cell>
          <table:table-cell/>
        </table:table-row>
        <table:table-row table:style-name="ro1">
          <table:table-cell office:value-type="string" calcext:value-type="string">
            <text:p>PA1_S1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913595975739331" calcext:value-type="float">
            <text:p>-0.913595975739331</text:p>
          </table:table-cell>
          <table:table-cell office:value-type="string" calcext:value-type="string">
            <text:p>\HBTEP2::TOP.SENSORS.MAGNETIC:PA1_S12P</text:p>
          </table:table-cell>
          <table:table-cell/>
        </table:table-row>
        <table:table-row table:style-name="ro1">
          <table:table-cell office:value-type="string" calcext:value-type="string">
            <text:p>PA1_S13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710586301224925" calcext:value-type="float">
            <text:p>-0.710586301224925</text:p>
          </table:table-cell>
          <table:table-cell office:value-type="string" calcext:value-type="string">
            <text:p>\HBTEP2::TOP.SENSORS.MAGNETIC:PA1_S13P</text:p>
          </table:table-cell>
          <table:table-cell/>
        </table:table-row>
        <table:table-row table:style-name="ro1">
          <table:table-cell office:value-type="string" calcext:value-type="string">
            <text:p>PA1_S14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507576603672173" calcext:value-type="float">
            <text:p>-0.507576603672173</text:p>
          </table:table-cell>
          <table:table-cell office:value-type="string" calcext:value-type="string">
            <text:p>\HBTEP2::TOP.SENSORS.MAGNETIC:PA1_S14P</text:p>
          </table:table-cell>
          <table:table-cell/>
        </table:table-row>
        <table:table-row table:style-name="ro1">
          <table:table-cell office:value-type="string" calcext:value-type="string">
            <text:p>PA1_S15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304566816758563" calcext:value-type="float">
            <text:p>-0.304566816758563</text:p>
          </table:table-cell>
          <table:table-cell office:value-type="string" calcext:value-type="string">
            <text:p>\HBTEP2::TOP.SENSORS.MAGNETIC:PA1_S15P</text:p>
          </table:table-cell>
          <table:table-cell/>
        </table:table-row>
        <table:table-row table:style-name="ro1">
          <table:table-cell office:value-type="string" calcext:value-type="string">
            <text:p>PA1_S16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-0.101557116587818" calcext:value-type="float">
            <text:p>-0.101557116587818</text:p>
          </table:table-cell>
          <table:table-cell office:value-type="string" calcext:value-type="string">
            <text:p>\HBTEP2::TOP.SENSORS.MAGNETIC:PA1_S16P</text:p>
          </table:table-cell>
          <table:table-cell/>
        </table:table-row>
        <table:table-row table:style-name="ro1">
          <table:table-cell office:value-type="string" calcext:value-type="string">
            <text:p>PA1_S17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101452583757461" calcext:value-type="float">
            <text:p>0.101452583757461</text:p>
          </table:table-cell>
          <table:table-cell office:value-type="string" calcext:value-type="string">
            <text:p>\HBTEP2::TOP.SENSORS.MAGNETIC:PA1_S17P</text:p>
          </table:table-cell>
          <table:table-cell/>
        </table:table-row>
        <table:table-row table:style-name="ro1">
          <table:table-cell office:value-type="string" calcext:value-type="string">
            <text:p>PA1_S18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30446229248032" calcext:value-type="float">
            <text:p>0.30446229248032</text:p>
          </table:table-cell>
          <table:table-cell office:value-type="string" calcext:value-type="string">
            <text:p>\HBTEP2::TOP.SENSORS.MAGNETIC:PA1_S18P</text:p>
          </table:table-cell>
          <table:table-cell table:style-name="ce1"/>
        </table:table-row>
        <table:table-row table:style-name="ro1">
          <table:table-cell office:value-type="string" calcext:value-type="string">
            <text:p>PA1_S19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507472014642214" calcext:value-type="float">
            <text:p>0.507472014642214</text:p>
          </table:table-cell>
          <table:table-cell office:value-type="string" calcext:value-type="string">
            <text:p>\HBTEP2::TOP.SENSORS.MAGNETIC:PA1_S19P</text:p>
          </table:table-cell>
          <table:table-cell/>
        </table:table-row>
        <table:table-row table:style-name="ro1">
          <table:table-cell office:value-type="string" calcext:value-type="string">
            <text:p>PA1_S20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710481696487003" calcext:value-type="float">
            <text:p>0.710481696487003</text:p>
          </table:table-cell>
          <table:table-cell office:value-type="string" calcext:value-type="string">
            <text:p>\HBTEP2::TOP.SENSORS.MAGNETIC:PA1_S20P</text:p>
          </table:table-cell>
          <table:table-cell/>
        </table:table-row>
        <table:table-row table:style-name="ro1">
          <table:table-cell office:value-type="string" calcext:value-type="string">
            <text:p>PA1_S2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0.913491531222634" calcext:value-type="float">
            <text:p>0.913491531222634</text:p>
          </table:table-cell>
          <table:table-cell office:value-type="string" calcext:value-type="string">
            <text:p>\HBTEP2::TOP.SENSORS.MAGNETIC:PA1_S21P</text:p>
          </table:table-cell>
          <table:table-cell/>
        </table:table-row>
        <table:table-row table:style-name="ro1">
          <table:table-cell office:value-type="string" calcext:value-type="string">
            <text:p>PA1_S2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11650108810185" calcext:value-type="float">
            <text:p>1.11650108810185</text:p>
          </table:table-cell>
          <table:table-cell office:value-type="string" calcext:value-type="string">
            <text:p>\HBTEP2::TOP.SENSORS.MAGNETIC:PA1_S22P</text:p>
          </table:table-cell>
          <table:table-cell/>
        </table:table-row>
        <table:table-row table:style-name="ro1">
          <table:table-cell office:value-type="string" calcext:value-type="string">
            <text:p>PA1_S23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31951093313492" calcext:value-type="float">
            <text:p>1.31951093313492</text:p>
          </table:table-cell>
          <table:table-cell office:value-type="string" calcext:value-type="string">
            <text:p>\HBTEP2::TOP.SENSORS.MAGNETIC:PA1_S23P</text:p>
          </table:table-cell>
          <table:table-cell/>
        </table:table-row>
        <table:table-row table:style-name="ro1">
          <table:table-cell office:value-type="string" calcext:value-type="string">
            <text:p>PA1_S24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5225205359163" calcext:value-type="float">
            <text:p>1.5225205359163</text:p>
          </table:table-cell>
          <table:table-cell office:value-type="string" calcext:value-type="string">
            <text:p>\HBTEP2::TOP.SENSORS.MAGNETIC:PA1_S24P</text:p>
          </table:table-cell>
          <table:table-cell/>
        </table:table-row>
        <table:table-row table:style-name="ro1">
          <table:table-cell office:value-type="string" calcext:value-type="string">
            <text:p>PA1_S25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72675746382698" calcext:value-type="float">
            <text:p>1.72675746382698</text:p>
          </table:table-cell>
          <table:table-cell office:value-type="string" calcext:value-type="string">
            <text:p>\HBTEP2::TOP.SENSORS.MAGNETIC:PA1_S25P</text:p>
          </table:table-cell>
          <table:table-cell/>
        </table:table-row>
        <table:table-row table:style-name="ro1">
          <table:table-cell office:value-type="string" calcext:value-type="string">
            <text:p>PA1_S26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1.92371372004518" calcext:value-type="float">
            <text:p>1.92371372004518</text:p>
          </table:table-cell>
          <table:table-cell office:value-type="string" calcext:value-type="string">
            <text:p>\HBTEP2::TOP.SENSORS.MAGNETIC:PA1_S26P</text:p>
          </table:table-cell>
          <table:table-cell/>
        </table:table-row>
        <table:table-row table:style-name="ro1">
          <table:table-cell office:value-type="string" calcext:value-type="string">
            <text:p>PA1_S27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11756945155615" calcext:value-type="float">
            <text:p>2.11756945155615</text:p>
          </table:table-cell>
          <table:table-cell office:value-type="string" calcext:value-type="string">
            <text:p>\HBTEP2::TOP.SENSORS.MAGNETIC:PA1_S27P</text:p>
          </table:table-cell>
          <table:table-cell/>
        </table:table-row>
        <table:table-row table:style-name="ro1">
          <table:table-cell office:value-type="string" calcext:value-type="string">
            <text:p>PA1_S28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30819346457802" calcext:value-type="float">
            <text:p>2.30819346457802</text:p>
          </table:table-cell>
          <table:table-cell office:value-type="string" calcext:value-type="string">
            <text:p>\HBTEP2::TOP.SENSORS.MAGNETIC:PA1_S28P</text:p>
          </table:table-cell>
          <table:table-cell/>
        </table:table-row>
        <table:table-row table:style-name="ro1">
          <table:table-cell office:value-type="string" calcext:value-type="string">
            <text:p>PA1_S29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49615164197818" calcext:value-type="float">
            <text:p>2.49615164197818</text:p>
          </table:table-cell>
          <table:table-cell office:value-type="string" calcext:value-type="string">
            <text:p>\HBTEP2::TOP.SENSORS.MAGNETIC:PA1_S29P</text:p>
          </table:table-cell>
          <table:table-cell/>
        </table:table-row>
        <table:table-row table:style-name="ro1">
          <table:table-cell office:value-type="string" calcext:value-type="string">
            <text:p>PA1_S30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68203019988432" calcext:value-type="float">
            <text:p>2.68203019988432</text:p>
          </table:table-cell>
          <table:table-cell office:value-type="string" calcext:value-type="string">
            <text:p>\HBTEP2::TOP.SENSORS.MAGNETIC:PA1_S30P</text:p>
          </table:table-cell>
          <table:table-cell/>
        </table:table-row>
        <table:table-row table:style-name="ro1">
          <table:table-cell office:value-type="string" calcext:value-type="string">
            <text:p>PA1_S31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2.86642272791664" calcext:value-type="float">
            <text:p>2.86642272791664</text:p>
          </table:table-cell>
          <table:table-cell office:value-type="string" calcext:value-type="string">
            <text:p>\HBTEP2::TOP.SENSORS.MAGNETIC:PA1_S31P</text:p>
          </table:table-cell>
          <table:table-cell/>
        </table:table-row>
        <table:table-row table:style-name="ro1">
          <table:table-cell office:value-type="string" calcext:value-type="string">
            <text:p>PA1_S32P</text:p>
          </table:table-cell>
          <table:table-cell office:value-type="float" office:value="5.541420375082" calcext:value-type="float">
            <text:p>5.541420375082</text:p>
          </table:table-cell>
          <table:table-cell office:value-type="float" office:value="3.04992421195875" calcext:value-type="float">
            <text:p>3.04992421195875</text:p>
          </table:table-cell>
          <table:table-cell office:value-type="string" calcext:value-type="string">
            <text:p>\HBTEP2::TOP.SENSORS.MAGNETIC:PA1_S32P</text:p>
          </table:table-cell>
          <table:table-cell/>
        </table:table-row>
      </table:table>
      <table:table table:name="PA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PA2_S0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3.04992421195875" calcext:value-type="float">
            <text:p>-3.04992421195875</text:p>
          </table:table-cell>
          <table:table-cell office:value-type="string" calcext:value-type="string">
            <text:p>\HBTEP2::TOP.SENSORS.MAGNETIC:PA2_S01P</text:p>
          </table:table-cell>
          <table:table-cell/>
        </table:table-row>
        <table:table-row table:style-name="ro1">
          <table:table-cell office:value-type="string" calcext:value-type="string">
            <text:p>PA2_S0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86642272791664" calcext:value-type="float">
            <text:p>-2.86642272791664</text:p>
          </table:table-cell>
          <table:table-cell office:value-type="string" calcext:value-type="string">
            <text:p>\HBTEP2::TOP.SENSORS.MAGNETIC:PA2_S02P</text:p>
          </table:table-cell>
          <table:table-cell/>
        </table:table-row>
        <table:table-row table:style-name="ro1">
          <table:table-cell office:value-type="string" calcext:value-type="string">
            <text:p>PA2_S03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68203019988432" calcext:value-type="float">
            <text:p>-2.68203019988432</text:p>
          </table:table-cell>
          <table:table-cell office:value-type="string" calcext:value-type="string">
            <text:p>\HBTEP2::TOP.SENSORS.MAGNETIC:PA2_S03P</text:p>
          </table:table-cell>
          <table:table-cell/>
        </table:table-row>
        <table:table-row table:style-name="ro1">
          <table:table-cell office:value-type="string" calcext:value-type="string">
            <text:p>PA2_S04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49615164197818" calcext:value-type="float">
            <text:p>-2.49615164197818</text:p>
          </table:table-cell>
          <table:table-cell office:value-type="string" calcext:value-type="string">
            <text:p>\HBTEP2::TOP.SENSORS.MAGNETIC:PA2_S04P</text:p>
          </table:table-cell>
          <table:table-cell/>
        </table:table-row>
        <table:table-row table:style-name="ro1">
          <table:table-cell office:value-type="string" calcext:value-type="string">
            <text:p>PA2_S05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30819346457802" calcext:value-type="float">
            <text:p>-2.30819346457802</text:p>
          </table:table-cell>
          <table:table-cell office:value-type="string" calcext:value-type="string">
            <text:p>\HBTEP2::TOP.SENSORS.MAGNETIC:PA2_S05P</text:p>
          </table:table-cell>
          <table:table-cell/>
        </table:table-row>
        <table:table-row table:style-name="ro1">
          <table:table-cell office:value-type="string" calcext:value-type="string">
            <text:p>PA2_S06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2.11756945155615" calcext:value-type="float">
            <text:p>-2.11756945155615</text:p>
          </table:table-cell>
          <table:table-cell office:value-type="string" calcext:value-type="string">
            <text:p>\HBTEP2::TOP.SENSORS.MAGNETIC:PA2_S06P</text:p>
          </table:table-cell>
          <table:table-cell/>
        </table:table-row>
        <table:table-row table:style-name="ro1">
          <table:table-cell office:value-type="string" calcext:value-type="string">
            <text:p>PA2_S07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92371372004518" calcext:value-type="float">
            <text:p>-1.92371372004518</text:p>
          </table:table-cell>
          <table:table-cell office:value-type="string" calcext:value-type="string">
            <text:p>\HBTEP2::TOP.SENSORS.MAGNETIC:PA2_S07P</text:p>
          </table:table-cell>
          <table:table-cell/>
        </table:table-row>
        <table:table-row table:style-name="ro1">
          <table:table-cell office:value-type="string" calcext:value-type="string">
            <text:p>PA2_S08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72675746382698" calcext:value-type="float">
            <text:p>-1.72675746382698</text:p>
          </table:table-cell>
          <table:table-cell office:value-type="string" calcext:value-type="string">
            <text:p>\HBTEP2::TOP.SENSORS.MAGNETIC:PA2_S08P</text:p>
          </table:table-cell>
          <table:table-cell/>
        </table:table-row>
        <table:table-row table:style-name="ro1">
          <table:table-cell office:value-type="string" calcext:value-type="string">
            <text:p>PA2_S09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52262518690544" calcext:value-type="float">
            <text:p>-1.52262518690544</text:p>
          </table:table-cell>
          <table:table-cell office:value-type="string" calcext:value-type="string">
            <text:p>\HBTEP2::TOP.SENSORS.MAGNETIC:PA2_S09P</text:p>
          </table:table-cell>
          <table:table-cell/>
        </table:table-row>
        <table:table-row table:style-name="ro1">
          <table:table-cell office:value-type="string" calcext:value-type="string">
            <text:p>PA2_S10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31961547364473" calcext:value-type="float">
            <text:p>-1.31961547364473</text:p>
          </table:table-cell>
          <table:table-cell office:value-type="string" calcext:value-type="string">
            <text:p>\HBTEP2::TOP.SENSORS.MAGNETIC:PA2_S10P</text:p>
          </table:table-cell>
          <table:table-cell/>
        </table:table-row>
        <table:table-row table:style-name="ro1">
          <table:table-cell office:value-type="string" calcext:value-type="string">
            <text:p>PA2_S1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1.11660574781764" calcext:value-type="float">
            <text:p>-1.11660574781764</text:p>
          </table:table-cell>
          <table:table-cell office:value-type="string" calcext:value-type="string">
            <text:p>\HBTEP2::TOP.SENSORS.MAGNETIC:PA2_S11P</text:p>
          </table:table-cell>
          <table:table-cell/>
        </table:table-row>
        <table:table-row table:style-name="ro1">
          <table:table-cell office:value-type="string" calcext:value-type="string">
            <text:p>PA2_S1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913595975739331" calcext:value-type="float">
            <text:p>-0.913595975739331</text:p>
          </table:table-cell>
          <table:table-cell office:value-type="string" calcext:value-type="string">
            <text:p>\HBTEP2::TOP.SENSORS.MAGNETIC:PA2_S12P</text:p>
          </table:table-cell>
          <table:table-cell/>
        </table:table-row>
        <table:table-row table:style-name="ro1">
          <table:table-cell office:value-type="string" calcext:value-type="string">
            <text:p>PA2_S13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710586301224925" calcext:value-type="float">
            <text:p>-0.710586301224925</text:p>
          </table:table-cell>
          <table:table-cell office:value-type="string" calcext:value-type="string">
            <text:p>\HBTEP2::TOP.SENSORS.MAGNETIC:PA2_S13P</text:p>
          </table:table-cell>
          <table:table-cell/>
        </table:table-row>
        <table:table-row table:style-name="ro1">
          <table:table-cell office:value-type="string" calcext:value-type="string">
            <text:p>PA2_S14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507576603672173" calcext:value-type="float">
            <text:p>-0.507576603672173</text:p>
          </table:table-cell>
          <table:table-cell office:value-type="string" calcext:value-type="string">
            <text:p>\HBTEP2::TOP.SENSORS.MAGNETIC:PA2_S14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2_S15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304566816758563" calcext:value-type="float">
            <text:p>-0.304566816758563</text:p>
          </table:table-cell>
          <table:table-cell office:value-type="string" calcext:value-type="string">
            <text:p>\HBTEP2::TOP.SENSORS.MAGNETIC:PA2_S15P</text:p>
          </table:table-cell>
          <table:table-cell/>
        </table:table-row>
        <table:table-row table:style-name="ro1">
          <table:table-cell office:value-type="string" calcext:value-type="string">
            <text:p>PA2_S16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-0.101557116587818" calcext:value-type="float">
            <text:p>-0.101557116587818</text:p>
          </table:table-cell>
          <table:table-cell office:value-type="string" calcext:value-type="string">
            <text:p>\HBTEP2::TOP.SENSORS.MAGNETIC:PA2_S16P</text:p>
          </table:table-cell>
          <table:table-cell/>
        </table:table-row>
        <table:table-row table:style-name="ro1">
          <table:table-cell office:value-type="string" calcext:value-type="string">
            <text:p>PA2_S17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101452583757461" calcext:value-type="float">
            <text:p>0.101452583757461</text:p>
          </table:table-cell>
          <table:table-cell office:value-type="string" calcext:value-type="string">
            <text:p>\HBTEP2::TOP.SENSORS.MAGNETIC:PA2_S17P</text:p>
          </table:table-cell>
          <table:table-cell table:style-name="ce1"/>
        </table:table-row>
        <table:table-row table:style-name="ro1">
          <table:table-cell office:value-type="string" calcext:value-type="string">
            <text:p>PA2_S18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30446229248032" calcext:value-type="float">
            <text:p>0.30446229248032</text:p>
          </table:table-cell>
          <table:table-cell office:value-type="string" calcext:value-type="string">
            <text:p>\HBTEP2::TOP.SENSORS.MAGNETIC:PA2_S18P</text:p>
          </table:table-cell>
          <table:table-cell/>
        </table:table-row>
        <table:table-row table:style-name="ro1">
          <table:table-cell office:value-type="string" calcext:value-type="string">
            <text:p>PA2_S19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507472014642214" calcext:value-type="float">
            <text:p>0.507472014642214</text:p>
          </table:table-cell>
          <table:table-cell office:value-type="string" calcext:value-type="string">
            <text:p>\HBTEP2::TOP.SENSORS.MAGNETIC:PA2_S19P</text:p>
          </table:table-cell>
          <table:table-cell/>
        </table:table-row>
        <table:table-row table:style-name="ro1">
          <table:table-cell office:value-type="string" calcext:value-type="string">
            <text:p>PA2_S20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710481696487003" calcext:value-type="float">
            <text:p>0.710481696487003</text:p>
          </table:table-cell>
          <table:table-cell office:value-type="string" calcext:value-type="string">
            <text:p>\HBTEP2::TOP.SENSORS.MAGNETIC:PA2_S20P</text:p>
          </table:table-cell>
          <table:table-cell/>
        </table:table-row>
        <table:table-row table:style-name="ro1">
          <table:table-cell office:value-type="string" calcext:value-type="string">
            <text:p>PA2_S2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0.913491531222634" calcext:value-type="float">
            <text:p>0.913491531222634</text:p>
          </table:table-cell>
          <table:table-cell office:value-type="string" calcext:value-type="string">
            <text:p>\HBTEP2::TOP.SENSORS.MAGNETIC:PA2_S21P</text:p>
          </table:table-cell>
          <table:table-cell/>
        </table:table-row>
        <table:table-row table:style-name="ro1">
          <table:table-cell office:value-type="string" calcext:value-type="string">
            <text:p>PA2_S2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11650108810185" calcext:value-type="float">
            <text:p>1.11650108810185</text:p>
          </table:table-cell>
          <table:table-cell office:value-type="string" calcext:value-type="string">
            <text:p>\HBTEP2::TOP.SENSORS.MAGNETIC:PA2_S22P</text:p>
          </table:table-cell>
          <table:table-cell/>
        </table:table-row>
        <table:table-row table:style-name="ro1">
          <table:table-cell office:value-type="string" calcext:value-type="string">
            <text:p>PA2_S23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31951093313492" calcext:value-type="float">
            <text:p>1.31951093313492</text:p>
          </table:table-cell>
          <table:table-cell office:value-type="string" calcext:value-type="string">
            <text:p>\HBTEP2::TOP.SENSORS.MAGNETIC:PA2_S23P</text:p>
          </table:table-cell>
          <table:table-cell/>
        </table:table-row>
        <table:table-row table:style-name="ro1">
          <table:table-cell office:value-type="string" calcext:value-type="string">
            <text:p>PA2_S24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5225205359163" calcext:value-type="float">
            <text:p>1.5225205359163</text:p>
          </table:table-cell>
          <table:table-cell office:value-type="string" calcext:value-type="string">
            <text:p>\HBTEP2::TOP.SENSORS.MAGNETIC:PA2_S24P</text:p>
          </table:table-cell>
          <table:table-cell/>
        </table:table-row>
        <table:table-row table:style-name="ro1">
          <table:table-cell office:value-type="string" calcext:value-type="string">
            <text:p>PA2_S25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72675746382698" calcext:value-type="float">
            <text:p>1.72675746382698</text:p>
          </table:table-cell>
          <table:table-cell office:value-type="string" calcext:value-type="string">
            <text:p>\HBTEP2::TOP.SENSORS.MAGNETIC:PA2_S25P</text:p>
          </table:table-cell>
          <table:table-cell/>
        </table:table-row>
        <table:table-row table:style-name="ro1">
          <table:table-cell office:value-type="string" calcext:value-type="string">
            <text:p>PA2_S26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1.92371372004518" calcext:value-type="float">
            <text:p>1.92371372004518</text:p>
          </table:table-cell>
          <table:table-cell office:value-type="string" calcext:value-type="string">
            <text:p>\HBTEP2::TOP.SENSORS.MAGNETIC:PA2_S26P</text:p>
          </table:table-cell>
          <table:table-cell/>
        </table:table-row>
        <table:table-row table:style-name="ro1">
          <table:table-cell office:value-type="string" calcext:value-type="string">
            <text:p>PA2_S27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11756945155615" calcext:value-type="float">
            <text:p>2.11756945155615</text:p>
          </table:table-cell>
          <table:table-cell office:value-type="string" calcext:value-type="string">
            <text:p>\HBTEP2::TOP.SENSORS.MAGNETIC:PA2_S27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A2_S28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30819346457802" calcext:value-type="float">
            <text:p>2.30819346457802</text:p>
          </table:table-cell>
          <table:table-cell office:value-type="string" calcext:value-type="string">
            <text:p>\HBTEP2::TOP.SENSORS.MAGNETIC:PA2_S28P</text:p>
          </table:table-cell>
          <table:table-cell/>
        </table:table-row>
        <table:table-row table:style-name="ro1">
          <table:table-cell office:value-type="string" calcext:value-type="string">
            <text:p>PA2_S29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49615164197818" calcext:value-type="float">
            <text:p>2.49615164197818</text:p>
          </table:table-cell>
          <table:table-cell office:value-type="string" calcext:value-type="string">
            <text:p>\HBTEP2::TOP.SENSORS.MAGNETIC:PA2_S29P</text:p>
          </table:table-cell>
          <table:table-cell/>
        </table:table-row>
        <table:table-row table:style-name="ro1">
          <table:table-cell office:value-type="string" calcext:value-type="string">
            <text:p>PA2_S30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68203019988432" calcext:value-type="float">
            <text:p>2.68203019988432</text:p>
          </table:table-cell>
          <table:table-cell office:value-type="string" calcext:value-type="string">
            <text:p>\HBTEP2::TOP.SENSORS.MAGNETIC:PA2_S30P</text:p>
          </table:table-cell>
          <table:table-cell/>
        </table:table-row>
        <table:table-row table:style-name="ro1">
          <table:table-cell office:value-type="string" calcext:value-type="string">
            <text:p>PA2_S31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2.86642272791664" calcext:value-type="float">
            <text:p>2.86642272791664</text:p>
          </table:table-cell>
          <table:table-cell office:value-type="string" calcext:value-type="string">
            <text:p>\HBTEP2::TOP.SENSORS.MAGNETIC:PA2_S31P</text:p>
          </table:table-cell>
          <table:table-cell/>
        </table:table-row>
        <table:table-row table:style-name="ro1">
          <table:table-cell office:value-type="string" calcext:value-type="string">
            <text:p>PA2_S32P</text:p>
          </table:table-cell>
          <table:table-cell office:value-type="float" office:value="2.3998277214922" calcext:value-type="float">
            <text:p>2.3998277214922</text:p>
          </table:table-cell>
          <table:table-cell office:value-type="float" office:value="3.04992421195875" calcext:value-type="float">
            <text:p>3.04992421195875</text:p>
          </table:table-cell>
          <table:table-cell office:value-type="string" calcext:value-type="string">
            <text:p>\HBTEP2::TOP.SENSORS.MAGNETIC:PA2_S32P</text:p>
          </table:table-cell>
          <table:table-cell/>
        </table:table-row>
      </table:table>
      <table:table table:name="F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FB05_S1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5_S1P</text:p>
          </table:table-cell>
          <table:table-cell/>
        </table:table-row>
        <table:table-row table:style-name="ro1">
          <table:table-cell office:value-type="string" calcext:value-type="string">
            <text:p>FB06_S1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6_S1P</text:p>
          </table:table-cell>
          <table:table-cell/>
        </table:table-row>
        <table:table-row table:style-name="ro1">
          <table:table-cell office:value-type="string" calcext:value-type="string">
            <text:p>FB07_S1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7_S1P</text:p>
          </table:table-cell>
          <table:table-cell/>
        </table:table-row>
        <table:table-row table:style-name="ro1">
          <table:table-cell office:value-type="string" calcext:value-type="string">
            <text:p>FB08_S1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8_S1P</text:p>
          </table:table-cell>
          <table:table-cell/>
        </table:table-row>
        <table:table-row table:style-name="ro1">
          <table:table-cell office:value-type="string" calcext:value-type="string">
            <text:p>FB09_S1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9_S1P</text:p>
          </table:table-cell>
          <table:table-cell/>
        </table:table-row>
        <table:table-row table:style-name="ro1">
          <table:table-cell office:value-type="string" calcext:value-type="string">
            <text:p>FB10_S1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10_S1P</text:p>
          </table:table-cell>
          <table:table-cell/>
        </table:table-row>
        <table:table-row table:style-name="ro1">
          <table:table-cell office:value-type="string" calcext:value-type="string">
            <text:p>FB01_S1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1_S1P</text:p>
          </table:table-cell>
          <table:table-cell/>
        </table:table-row>
        <table:table-row table:style-name="ro1">
          <table:table-cell office:value-type="string" calcext:value-type="string">
            <text:p>FB02_S1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2_S1P</text:p>
          </table:table-cell>
          <table:table-cell/>
        </table:table-row>
        <table:table-row table:style-name="ro1">
          <table:table-cell office:value-type="string" calcext:value-type="string">
            <text:p>FB03_S1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3_S1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B04_S1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-1.45560459616327" calcext:value-type="float">
            <text:p>-1.45560459616327</text:p>
          </table:table-cell>
          <table:table-cell office:value-type="string" calcext:value-type="string">
            <text:p>\HBTEP2::TOP.SENSORS.MAGNETIC:FB04_S1P</text:p>
          </table:table-cell>
          <table:table-cell/>
        </table:table-row>
        <table:table-row table:style-name="ro1">
          <table:table-cell office:value-type="string" calcext:value-type="string">
            <text:p>FB05_S2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5_S2P</text:p>
          </table:table-cell>
          <table:table-cell/>
        </table:table-row>
        <table:table-row table:style-name="ro1">
          <table:table-cell office:value-type="string" calcext:value-type="string">
            <text:p>FB06_S2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6_S2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B07_S2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7_S2P</text:p>
          </table:table-cell>
          <table:table-cell table:style-name="ce1"/>
        </table:table-row>
        <table:table-row table:style-name="ro1">
          <table:table-cell office:value-type="string" calcext:value-type="string">
            <text:p>FB08_S2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8_S2P</text:p>
          </table:table-cell>
          <table:table-cell/>
        </table:table-row>
        <table:table-row table:style-name="ro1">
          <table:table-cell office:value-type="string" calcext:value-type="string">
            <text:p>FB09_S2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9_S2P</text:p>
          </table:table-cell>
          <table:table-cell/>
        </table:table-row>
        <table:table-row table:style-name="ro1">
          <table:table-cell office:value-type="string" calcext:value-type="string">
            <text:p>FB10_S2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10_S2P</text:p>
          </table:table-cell>
          <table:table-cell table:style-name="ce1"/>
        </table:table-row>
        <table:table-row table:style-name="ro1">
          <table:table-cell office:value-type="string" calcext:value-type="string">
            <text:p>FB01_S2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1_S2P</text:p>
          </table:table-cell>
          <table:table-cell/>
        </table:table-row>
        <table:table-row table:style-name="ro1">
          <table:table-cell office:value-type="string" calcext:value-type="string">
            <text:p>FB02_S2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2_S2P</text:p>
          </table:table-cell>
          <table:table-cell/>
        </table:table-row>
        <table:table-row table:style-name="ro1">
          <table:table-cell office:value-type="string" calcext:value-type="string">
            <text:p>FB03_S2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3_S2P</text:p>
          </table:table-cell>
          <table:table-cell/>
        </table:table-row>
        <table:table-row table:style-name="ro1">
          <table:table-cell office:value-type="string" calcext:value-type="string">
            <text:p>FB04_S2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-0.511381470834339" calcext:value-type="float">
            <text:p>-0.511381470834339</text:p>
          </table:table-cell>
          <table:table-cell office:value-type="string" calcext:value-type="string">
            <text:p>\HBTEP2::TOP.SENSORS.MAGNETIC:FB04_S2P</text:p>
          </table:table-cell>
          <table:table-cell/>
        </table:table-row>
        <table:table-row table:style-name="ro1">
          <table:table-cell office:value-type="string" calcext:value-type="string">
            <text:p>FB05_S3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5_S3P</text:p>
          </table:table-cell>
          <table:table-cell/>
        </table:table-row>
        <table:table-row table:style-name="ro1">
          <table:table-cell office:value-type="string" calcext:value-type="string">
            <text:p>FB06_S3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6_S3P</text:p>
          </table:table-cell>
          <table:table-cell/>
        </table:table-row>
        <table:table-row table:style-name="ro1">
          <table:table-cell office:value-type="string" calcext:value-type="string">
            <text:p>FB07_S3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7_S3P</text:p>
          </table:table-cell>
          <table:table-cell/>
        </table:table-row>
        <table:table-row table:style-name="ro1">
          <table:table-cell office:value-type="string" calcext:value-type="string">
            <text:p>FB08_S3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8_S3P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B09_S3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9_S3P</text:p>
          </table:table-cell>
          <table:table-cell/>
        </table:table-row>
        <table:table-row table:style-name="ro1">
          <table:table-cell office:value-type="string" calcext:value-type="string">
            <text:p>FB10_S3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10_S3P</text:p>
          </table:table-cell>
          <table:table-cell table:style-name="ce1"/>
        </table:table-row>
        <table:table-row table:style-name="ro1">
          <table:table-cell office:value-type="string" calcext:value-type="string">
            <text:p>FB01_S3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1_S3P</text:p>
          </table:table-cell>
          <table:table-cell/>
        </table:table-row>
        <table:table-row table:style-name="ro1">
          <table:table-cell office:value-type="string" calcext:value-type="string">
            <text:p>FB02_S3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2_S3P</text:p>
          </table:table-cell>
          <table:table-cell/>
        </table:table-row>
        <table:table-row table:style-name="ro1">
          <table:table-cell office:value-type="string" calcext:value-type="string">
            <text:p>FB03_S3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3_S3P</text:p>
          </table:table-cell>
          <table:table-cell/>
        </table:table-row>
        <table:table-row table:style-name="ro1">
          <table:table-cell office:value-type="string" calcext:value-type="string">
            <text:p>FB04_S3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0.511381470834339" calcext:value-type="float">
            <text:p>0.511381470834339</text:p>
          </table:table-cell>
          <table:table-cell office:value-type="string" calcext:value-type="string">
            <text:p>\HBTEP2::TOP.SENSORS.MAGNETIC:FB04_S3P</text:p>
          </table:table-cell>
          <table:table-cell/>
        </table:table-row>
        <table:table-row table:style-name="ro1">
          <table:table-cell office:value-type="string" calcext:value-type="string">
            <text:p>FB05_S4P</text:p>
          </table:table-cell>
          <table:table-cell office:value-type="float" office:value="0.436332312998582" calcext:value-type="float">
            <text:p>0.436332312998582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5_S4P</text:p>
          </table:table-cell>
          <table:table-cell/>
        </table:table-row>
        <table:table-row table:style-name="ro1">
          <table:table-cell office:value-type="string" calcext:value-type="string">
            <text:p>FB06_S4P</text:p>
          </table:table-cell>
          <table:table-cell office:value-type="float" office:value="1.06465084371654" calcext:value-type="float">
            <text:p>1.06465084371654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6_S4P</text:p>
          </table:table-cell>
          <table:table-cell/>
        </table:table-row>
        <table:table-row table:style-name="ro1">
          <table:table-cell office:value-type="string" calcext:value-type="string">
            <text:p>FB07_S4P</text:p>
          </table:table-cell>
          <table:table-cell office:value-type="float" office:value="1.6929693744345" calcext:value-type="float">
            <text:p>1.6929693744345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7_S4P</text:p>
          </table:table-cell>
          <table:table-cell/>
        </table:table-row>
        <table:table-row table:style-name="ro1">
          <table:table-cell office:value-type="string" calcext:value-type="string">
            <text:p>FB08_S4P</text:p>
          </table:table-cell>
          <table:table-cell office:value-type="float" office:value="2.32128790515246" calcext:value-type="float">
            <text:p>2.32128790515246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8_S4P</text:p>
          </table:table-cell>
          <table:table-cell/>
        </table:table-row>
        <table:table-row table:style-name="ro1">
          <table:table-cell office:value-type="string" calcext:value-type="string">
            <text:p>FB09_S4P</text:p>
          </table:table-cell>
          <table:table-cell office:value-type="float" office:value="2.94960643587042" calcext:value-type="float">
            <text:p>2.94960643587042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9_S4P</text:p>
          </table:table-cell>
          <table:table-cell/>
        </table:table-row>
        <table:table-row table:style-name="ro1">
          <table:table-cell office:value-type="string" calcext:value-type="string">
            <text:p>FB10_S4P</text:p>
          </table:table-cell>
          <table:table-cell office:value-type="float" office:value="3.57792496658838" calcext:value-type="float">
            <text:p>3.57792496658838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10_S4P</text:p>
          </table:table-cell>
          <table:table-cell/>
        </table:table-row>
        <table:table-row table:style-name="ro1">
          <table:table-cell office:value-type="string" calcext:value-type="string">
            <text:p>FB01_S4P</text:p>
          </table:table-cell>
          <table:table-cell office:value-type="float" office:value="4.20624349730633" calcext:value-type="float">
            <text:p>4.20624349730633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1_S4P</text:p>
          </table:table-cell>
          <table:table-cell/>
        </table:table-row>
        <table:table-row table:style-name="ro1">
          <table:table-cell office:value-type="string" calcext:value-type="string">
            <text:p>FB02_S4P</text:p>
          </table:table-cell>
          <table:table-cell office:value-type="float" office:value="4.83456202802429" calcext:value-type="float">
            <text:p>4.83456202802429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2_S4P</text:p>
          </table:table-cell>
          <table:table-cell/>
        </table:table-row>
        <table:table-row table:style-name="ro1">
          <table:table-cell office:value-type="string" calcext:value-type="string">
            <text:p>FB03_S4P</text:p>
          </table:table-cell>
          <table:table-cell office:value-type="float" office:value="5.46288055874225" calcext:value-type="float">
            <text:p>5.46288055874225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3_S4P</text:p>
          </table:table-cell>
          <table:table-cell/>
        </table:table-row>
        <table:table-row table:style-name="ro1">
          <table:table-cell office:value-type="string" calcext:value-type="string">
            <text:p>FB04_S4P</text:p>
          </table:table-cell>
          <table:table-cell office:value-type="float" office:value="6.09119908946021" calcext:value-type="float">
            <text:p>6.09119908946021</text:p>
          </table:table-cell>
          <table:table-cell office:value-type="float" office:value="1.45560459616327" calcext:value-type="float">
            <text:p>1.45560459616327</text:p>
          </table:table-cell>
          <table:table-cell office:value-type="string" calcext:value-type="string">
            <text:p>\HBTEP2::TOP.SENSORS.MAGNETIC:FB04_S4P</text:p>
          </table:table-cell>
          <table:table-cell/>
        </table:table-row>
      </table:table>
      <table:table table:name="SO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thetaWidth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LFS01_S1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1.22173047639603" calcext:value-type="float">
            <text:p>-1.22173047639603</text:p>
          </table:table-cell>
          <table:table-cell office:value-type="string" calcext:value-type="string">
            <text:p>\HBTEP2::TOP.SENSORS.SOL:LFS01_S1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2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0.872664625997165" calcext:value-type="float">
            <text:p>-0.872664625997165</text:p>
          </table:table-cell>
          <table:table-cell office:value-type="string" calcext:value-type="string">
            <text:p>\HBTEP2::TOP.SENSORS.SOL:LFS01_S2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3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0.523598775598299" calcext:value-type="float">
            <text:p>-0.523598775598299</text:p>
          </table:table-cell>
          <table:table-cell office:value-type="string" calcext:value-type="string">
            <text:p>\HBTEP2::TOP.SENSORS.SOL:LFS01_S3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4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-0.174532925199433" calcext:value-type="float">
            <text:p>-0.174532925199433</text:p>
          </table:table-cell>
          <table:table-cell office:value-type="string" calcext:value-type="string">
            <text:p>\HBTEP2::TOP.SENSORS.SOL:LFS01_S4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5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0.174532925199433" calcext:value-type="float">
            <text:p>0.174532925199433</text:p>
          </table:table-cell>
          <table:table-cell office:value-type="string" calcext:value-type="string">
            <text:p>\HBTEP2::TOP.SENSORS.SOL:LFS01_S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6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0.523598775598299" calcext:value-type="float">
            <text:p>0.523598775598299</text:p>
          </table:table-cell>
          <table:table-cell office:value-type="string" calcext:value-type="string">
            <text:p>\HBTEP2::TOP.SENSORS.SOL:LFS01_S6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7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0.872664625997165" calcext:value-type="float">
            <text:p>0.872664625997165</text:p>
          </table:table-cell>
          <table:table-cell office:value-type="string" calcext:value-type="string">
            <text:p>\HBTEP2::TOP.SENSORS.SOL:LFS01_S7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1_S8</text:p>
          </table:table-cell>
          <table:table-cell office:value-type="float" office:value="4.09803308368269" calcext:value-type="float">
            <text:p>4.09803308368269</text:p>
          </table:table-cell>
          <table:table-cell office:value-type="float" office:value="1.22173047639603" calcext:value-type="float">
            <text:p>1.22173047639603</text:p>
          </table:table-cell>
          <table:table-cell office:value-type="string" calcext:value-type="string">
            <text:p>\HBTEP2::TOP.SENSORS.SOL:LFS01_S8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4_S1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-1.44862327915529" calcext:value-type="float">
            <text:p>-1.44862327915529</text:p>
          </table:table-cell>
          <table:table-cell office:value-type="string" calcext:value-type="string">
            <text:p>\HBTEP2::TOP.SENSORS.SOL:LFS04_S1</text:p>
          </table:table-cell>
          <table:table-cell office:value-type="float" office:value="25.5" calcext:value-type="float">
            <text:p>25.5</text:p>
          </table:table-cell>
          <table:table-cell table:style-name="ce1"/>
        </table:table-row>
        <table:table-row table:style-name="ro1">
          <table:table-cell office:value-type="string" calcext:value-type="string">
            <text:p>LFS04_S2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-0.492182849062401" calcext:value-type="float">
            <text:p>-0.492182849062401</text:p>
          </table:table-cell>
          <table:table-cell office:value-type="string" calcext:value-type="string">
            <text:p>\HBTEP2::TOP.SENSORS.SOL:LFS04_S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FS04_S3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0.492182849062401" calcext:value-type="float">
            <text:p>0.492182849062401</text:p>
          </table:table-cell>
          <table:table-cell office:value-type="string" calcext:value-type="string">
            <text:p>\HBTEP2::TOP.SENSORS.SOL:LFS04_S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FS04_S4</text:p>
          </table:table-cell>
          <table:table-cell office:value-type="float" office:value="5.98298867583656" calcext:value-type="float">
            <text:p>5.98298867583656</text:p>
          </table:table-cell>
          <table:table-cell office:value-type="float" office:value="1.44862327915529" calcext:value-type="float">
            <text:p>1.44862327915529</text:p>
          </table:table-cell>
          <table:table-cell office:value-type="string" calcext:value-type="string">
            <text:p>\HBTEP2::TOP.SENSORS.SOL:LFS04_S4</text:p>
          </table:table-cell>
          <table:table-cell office:value-type="float" office:value="25.5" calcext:value-type="float">
            <text:p>25.5</text:p>
          </table:table-cell>
          <table:table-cell table:style-name="ce1"/>
        </table:table-row>
        <table:table-row table:style-name="ro1">
          <table:table-cell office:value-type="string" calcext:value-type="string">
            <text:p>LFS08_S1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1.22173047639603" calcext:value-type="float">
            <text:p>-1.22173047639603</text:p>
          </table:table-cell>
          <table:table-cell office:value-type="string" calcext:value-type="string">
            <text:p>\HBTEP2::TOP.SENSORS.SOL:LFS08_S1</text:p>
          </table:table-cell>
          <table:table-cell office:value-type="float" office:value="8.86" calcext:value-type="float">
            <text:p>8.86</text:p>
          </table:table-cell>
          <table:table-cell table:style-name="ce1"/>
        </table:table-row>
        <table:table-row table:style-name="ro1">
          <table:table-cell office:value-type="string" calcext:value-type="string">
            <text:p>LFS08_S2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0.872664625997165" calcext:value-type="float">
            <text:p>-0.872664625997165</text:p>
          </table:table-cell>
          <table:table-cell office:value-type="string" calcext:value-type="string">
            <text:p>\HBTEP2::TOP.SENSORS.SOL:LFS08_S2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3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0.523598775598299" calcext:value-type="float">
            <text:p>-0.523598775598299</text:p>
          </table:table-cell>
          <table:table-cell office:value-type="string" calcext:value-type="string">
            <text:p>\HBTEP2::TOP.SENSORS.SOL:LFS08_S3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4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-0.174532925199433" calcext:value-type="float">
            <text:p>-0.174532925199433</text:p>
          </table:table-cell>
          <table:table-cell office:value-type="string" calcext:value-type="string">
            <text:p>\HBTEP2::TOP.SENSORS.SOL:LFS08_S4</text:p>
          </table:table-cell>
          <table:table-cell office:value-type="float" office:value="8.86" calcext:value-type="float">
            <text:p>8.86</text:p>
          </table:table-cell>
          <table:table-cell table:style-name="ce1"/>
        </table:table-row>
        <table:table-row table:style-name="ro1">
          <table:table-cell office:value-type="string" calcext:value-type="string">
            <text:p>LFS08_S5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0.174532925199433" calcext:value-type="float">
            <text:p>0.174532925199433</text:p>
          </table:table-cell>
          <table:table-cell office:value-type="string" calcext:value-type="string">
            <text:p>\HBTEP2::TOP.SENSORS.SOL:LFS08_S5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6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0.523598775598299" calcext:value-type="float">
            <text:p>0.523598775598299</text:p>
          </table:table-cell>
          <table:table-cell office:value-type="string" calcext:value-type="string">
            <text:p>\HBTEP2::TOP.SENSORS.SOL:LFS08_S6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7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0.872664625997165" calcext:value-type="float">
            <text:p>0.872664625997165</text:p>
          </table:table-cell>
          <table:table-cell office:value-type="string" calcext:value-type="string">
            <text:p>\HBTEP2::TOP.SENSORS.SOL:LFS08_S7</text:p>
          </table:table-cell>
          <table:table-cell office:value-type="float" office:value="8.86" calcext:value-type="float">
            <text:p>8.86</text:p>
          </table:table-cell>
          <table:table-cell/>
        </table:table-row>
        <table:table-row table:style-name="ro1">
          <table:table-cell office:value-type="string" calcext:value-type="string">
            <text:p>LFS08_S8</text:p>
          </table:table-cell>
          <table:table-cell office:value-type="float" office:value="2.21307749152881" calcext:value-type="float">
            <text:p>2.21307749152881</text:p>
          </table:table-cell>
          <table:table-cell office:value-type="float" office:value="1.22173047639603" calcext:value-type="float">
            <text:p>1.22173047639603</text:p>
          </table:table-cell>
          <table:table-cell office:value-type="string" calcext:value-type="string">
            <text:p>\HBTEP2::TOP.SENSORS.SOL:LFS08_S8</text:p>
          </table:table-cell>
          <table:table-cell office:value-type="float" office:value="8.86" calcext:value-type="float">
            <text:p>8.86</text:p>
          </table:table-cell>
          <table:table-cell/>
        </table:table-row>
      </table:table>
      <table:table table:name="Jumper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sectionNumber</text:p>
          </table:table-cell>
          <table:table-cell office:value-type="string" calcext:value-type="string">
            <text:p>jumperLetter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Jumper9_10</text:p>
          </table:table-cell>
          <table:table-cell office:value-type="float" office:value="3.45575191894877" calcext:value-type="float">
            <text:p>3.45575191894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A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Jumper3_4</text:p>
          </table:table-cell>
          <table:table-cell office:value-type="float" office:value="5.96902604182061" calcext:value-type="float">
            <text:p>5.96902604182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B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Jumper10_1</text:p>
          </table:table-cell>
          <table:table-cell office:value-type="float" office:value="4.08407044966673" calcext:value-type="float">
            <text:p>4.08407044966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Jumper5_6</text:p>
          </table:table-cell>
          <table:table-cell office:value-type="float" office:value="0.942477796076938" calcext:value-type="float">
            <text:p>0.942477796076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HBTEP2::TOP.SENSORS.EXT_ROGS:EX_ROG_D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WestRack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HBTEP2::TOP.DEVICES.WEST_RACK:CPCI:INPUT_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NorthRack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HBTEP2::TOP.DEVICES.NORTH_RACK:CPCI:INPUT_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/>
        </table:table-row>
      </table:table>
      <table:table table:name="SXR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CHANNEL_00</text:p>
          </table:table-cell>
          <table:table-cell office:value-type="string" calcext:value-type="string">
            <text:p>\HBTEP2::TOP.DEVICES.WEST_RACK:CPCI:INPUT_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1</text:p>
          </table:table-cell>
          <table:table-cell office:value-type="string" calcext:value-type="string">
            <text:p>\HBTEP2::TOP.DEVICES.WEST_RACK:CPCI:INPUT_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2</text:p>
          </table:table-cell>
          <table:table-cell office:value-type="string" calcext:value-type="string">
            <text:p>\HBTEP2::TOP.DEVICES.WEST_RACK:CPCI:INPUT_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3</text:p>
          </table:table-cell>
          <table:table-cell office:value-type="string" calcext:value-type="string">
            <text:p>\HBTEP2::TOP.DEVICES.WEST_RACK:CPCI:INPUT_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4</text:p>
          </table:table-cell>
          <table:table-cell office:value-type="string" calcext:value-type="string">
            <text:p>\HBTEP2::TOP.DEVICES.WEST_RACK:CPCI:INPUT_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5</text:p>
          </table:table-cell>
          <table:table-cell office:value-type="string" calcext:value-type="string">
            <text:p>\HBTEP2::TOP.DEVICES.WEST_RACK:CPCI:INPUT_8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06</text:p>
          </table:table-cell>
          <table:table-cell office:value-type="string" calcext:value-type="string">
            <text:p>\HBTEP2::TOP.DEVICES.WEST_RACK:CPCI:INPUT_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7</text:p>
          </table:table-cell>
          <table:table-cell office:value-type="string" calcext:value-type="string">
            <text:p>\HBTEP2::TOP.DEVICES.WEST_RACK:CPCI:INPUT_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08</text:p>
          </table:table-cell>
          <table:table-cell office:value-type="string" calcext:value-type="string">
            <text:p>\HBTEP2::TOP.DEVICES.WEST_RACK:CPCI:INPUT_8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09</text:p>
          </table:table-cell>
          <table:table-cell office:value-type="string" calcext:value-type="string">
            <text:p>\HBTEP2::TOP.DEVICES.WEST_RACK:CPCI:INPUT_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0</text:p>
          </table:table-cell>
          <table:table-cell office:value-type="string" calcext:value-type="string">
            <text:p>\HBTEP2::TOP.DEVICES.WEST_RACK:CPCI:INPUT_8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11</text:p>
          </table:table-cell>
          <table:table-cell office:value-type="string" calcext:value-type="string">
            <text:p>\HBTEP2::TOP.DEVICES.WEST_RACK:CPCI:INPUT_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2</text:p>
          </table:table-cell>
          <table:table-cell office:value-type="string" calcext:value-type="string">
            <text:p>\HBTEP2::TOP.DEVICES.WEST_RACK:CPCI:INPUT_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3</text:p>
          </table:table-cell>
          <table:table-cell office:value-type="string" calcext:value-type="string">
            <text:p>\HBTEP2::TOP.DEVICES.WEST_RACK:CPCI:INPUT_88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NNEL_14</text:p>
          </table:table-cell>
          <table:table-cell office:value-type="string" calcext:value-type="string">
            <text:p>\HBTEP2::TOP.DEVICES.WEST_RACK:CPCI:INPUT_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15</text:p>
          </table:table-cell>
          <table:table-cell office:value-type="string" calcext:value-type="string">
            <text:p>\HBTEP2::TOP.DEVICES.WEST_RACK:CPCI:INPUT_9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</table:table>
      <table:table table:name="EUV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addresses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DET000_CHANNEL_01</text:p>
          </table:table-cell>
          <table:table-cell office:value-type="string" calcext:value-type="string">
            <text:p>\HBTEP2::TOP.SENSORS.EUV.POL.DET000.CHANNEL_01:RAW</text:p>
          </table:table-cell>
          <table:table-cell/>
        </table:table-row>
        <table:table-row table:style-name="ro1">
          <table:table-cell office:value-type="string" calcext:value-type="string">
            <text:p>DET000_CHANNEL_02</text:p>
          </table:table-cell>
          <table:table-cell office:value-type="string" calcext:value-type="string">
            <text:p>\HBTEP2::TOP.SENSORS.EUV.POL.DET000.CHANNEL_02:RAW</text:p>
          </table:table-cell>
          <table:table-cell/>
        </table:table-row>
        <table:table-row table:style-name="ro1">
          <table:table-cell office:value-type="string" calcext:value-type="string">
            <text:p>DET000_CHANNEL_03</text:p>
          </table:table-cell>
          <table:table-cell office:value-type="string" calcext:value-type="string">
            <text:p>\HBTEP2::TOP.SENSORS.EUV.POL.DET000.CHANNEL_03:RAW</text:p>
          </table:table-cell>
          <table:table-cell/>
        </table:table-row>
        <table:table-row table:style-name="ro1">
          <table:table-cell office:value-type="string" calcext:value-type="string">
            <text:p>DET000_CHANNEL_04</text:p>
          </table:table-cell>
          <table:table-cell office:value-type="string" calcext:value-type="string">
            <text:p>\HBTEP2::TOP.SENSORS.EUV.POL.DET000.CHANNEL_04:RAW</text:p>
          </table:table-cell>
          <table:table-cell/>
        </table:table-row>
        <table:table-row table:style-name="ro1">
          <table:table-cell office:value-type="string" calcext:value-type="string">
            <text:p>DET000_CHANNEL_05</text:p>
          </table:table-cell>
          <table:table-cell office:value-type="string" calcext:value-type="string">
            <text:p>\HBTEP2::TOP.SENSORS.EUV.POL.DET000.CHANNEL_05:RAW</text:p>
          </table:table-cell>
          <table:table-cell/>
        </table:table-row>
        <table:table-row table:style-name="ro1">
          <table:table-cell office:value-type="string" calcext:value-type="string">
            <text:p>DET000_CHANNEL_06</text:p>
          </table:table-cell>
          <table:table-cell office:value-type="string" calcext:value-type="string">
            <text:p>\HBTEP2::TOP.SENSORS.EUV.POL.DET000.CHANNEL_06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07</text:p>
          </table:table-cell>
          <table:table-cell office:value-type="string" calcext:value-type="string">
            <text:p>\HBTEP2::TOP.SENSORS.EUV.POL.DET000.CHANNEL_07:RAW</text:p>
          </table:table-cell>
          <table:table-cell/>
        </table:table-row>
        <table:table-row table:style-name="ro1">
          <table:table-cell office:value-type="string" calcext:value-type="string">
            <text:p>DET000_CHANNEL_08</text:p>
          </table:table-cell>
          <table:table-cell office:value-type="string" calcext:value-type="string">
            <text:p>\HBTEP2::TOP.SENSORS.EUV.POL.DET000.CHANNEL_08:RAW</text:p>
          </table:table-cell>
          <table:table-cell/>
        </table:table-row>
        <table:table-row table:style-name="ro1">
          <table:table-cell office:value-type="string" calcext:value-type="string">
            <text:p>DET000_CHANNEL_09</text:p>
          </table:table-cell>
          <table:table-cell office:value-type="string" calcext:value-type="string">
            <text:p>\HBTEP2::TOP.SENSORS.EUV.POL.DET000.CHANNEL_09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10</text:p>
          </table:table-cell>
          <table:table-cell office:value-type="string" calcext:value-type="string">
            <text:p>\HBTEP2::TOP.SENSORS.EUV.POL.DET000.CHANNEL_10:RAW</text:p>
          </table:table-cell>
          <table:table-cell/>
        </table:table-row>
        <table:table-row table:style-name="ro1">
          <table:table-cell office:value-type="string" calcext:value-type="string">
            <text:p>DET000_CHANNEL_11</text:p>
          </table:table-cell>
          <table:table-cell office:value-type="string" calcext:value-type="string">
            <text:p>\HBTEP2::TOP.SENSORS.EUV.POL.DET000.CHANNEL_11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12</text:p>
          </table:table-cell>
          <table:table-cell office:value-type="string" calcext:value-type="string">
            <text:p>\HBTEP2::TOP.SENSORS.EUV.POL.DET000.CHANNEL_12:RAW</text:p>
          </table:table-cell>
          <table:table-cell/>
        </table:table-row>
        <table:table-row table:style-name="ro1">
          <table:table-cell office:value-type="string" calcext:value-type="string">
            <text:p>DET000_CHANNEL_13</text:p>
          </table:table-cell>
          <table:table-cell office:value-type="string" calcext:value-type="string">
            <text:p>\HBTEP2::TOP.SENSORS.EUV.POL.DET000.CHANNEL_13:RAW</text:p>
          </table:table-cell>
          <table:table-cell/>
        </table:table-row>
        <table:table-row table:style-name="ro1">
          <table:table-cell office:value-type="string" calcext:value-type="string">
            <text:p>DET000_CHANNEL_14</text:p>
          </table:table-cell>
          <table:table-cell office:value-type="string" calcext:value-type="string">
            <text:p>\HBTEP2::TOP.SENSORS.EUV.POL.DET000.CHANNEL_14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00_CHANNEL_15</text:p>
          </table:table-cell>
          <table:table-cell office:value-type="string" calcext:value-type="string">
            <text:p>\HBTEP2::TOP.SENSORS.EUV.POL.DET000.CHANNEL_15:RAW</text:p>
          </table:table-cell>
          <table:table-cell/>
        </table:table-row>
        <table:table-row table:style-name="ro1">
          <table:table-cell office:value-type="string" calcext:value-type="string">
            <text:p>DET000_CHANNEL_16</text:p>
          </table:table-cell>
          <table:table-cell office:value-type="string" calcext:value-type="string">
            <text:p>\HBTEP2::TOP.SENSORS.EUV.POL.DET000.CHANNEL_16:RAW</text:p>
          </table:table-cell>
          <table:table-cell table:style-name="ce1"/>
        </table:table-row>
        <table:table-row table:style-name="ro1">
          <table:table-cell office:value-type="string" calcext:value-type="string">
            <text:p>DET025_CHANNEL_01</text:p>
          </table:table-cell>
          <table:table-cell office:value-type="string" calcext:value-type="string">
            <text:p>\HBTEP2::TOP.SENSORS.EUV.POL.DET025.CHANNEL_01:RAW</text:p>
          </table:table-cell>
          <table:table-cell/>
        </table:table-row>
        <table:table-row table:style-name="ro1">
          <table:table-cell office:value-type="string" calcext:value-type="string">
            <text:p>DET025_CHANNEL_02</text:p>
          </table:table-cell>
          <table:table-cell office:value-type="string" calcext:value-type="string">
            <text:p>\HBTEP2::TOP.SENSORS.EUV.POL.DET025.CHANNEL_02:RAW</text:p>
          </table:table-cell>
          <table:table-cell/>
        </table:table-row>
        <table:table-row table:style-name="ro1">
          <table:table-cell office:value-type="string" calcext:value-type="string">
            <text:p>DET025_CHANNEL_03</text:p>
          </table:table-cell>
          <table:table-cell office:value-type="string" calcext:value-type="string">
            <text:p>\HBTEP2::TOP.SENSORS.EUV.POL.DET025.CHANNEL_03:RAW</text:p>
          </table:table-cell>
          <table:table-cell/>
        </table:table-row>
        <table:table-row table:style-name="ro1">
          <table:table-cell office:value-type="string" calcext:value-type="string">
            <text:p>DET025_CHANNEL_04</text:p>
          </table:table-cell>
          <table:table-cell office:value-type="string" calcext:value-type="string">
            <text:p>\HBTEP2::TOP.SENSORS.EUV.POL.DET025.CHANNEL_04:RAW</text:p>
          </table:table-cell>
          <table:table-cell/>
        </table:table-row>
        <table:table-row table:style-name="ro1">
          <table:table-cell office:value-type="string" calcext:value-type="string">
            <text:p>DET025_CHANNEL_05</text:p>
          </table:table-cell>
          <table:table-cell office:value-type="string" calcext:value-type="string">
            <text:p>\HBTEP2::TOP.SENSORS.EUV.POL.DET025.CHANNEL_05:RAW</text:p>
          </table:table-cell>
          <table:table-cell/>
        </table:table-row>
        <table:table-row table:style-name="ro1">
          <table:table-cell office:value-type="string" calcext:value-type="string">
            <text:p>DET025_CHANNEL_06</text:p>
          </table:table-cell>
          <table:table-cell office:value-type="string" calcext:value-type="string">
            <text:p>\HBTEP2::TOP.SENSORS.EUV.POL.DET025.CHANNEL_06:RAW</text:p>
          </table:table-cell>
          <table:table-cell/>
        </table:table-row>
        <table:table-row table:style-name="ro1">
          <table:table-cell office:value-type="string" calcext:value-type="string">
            <text:p>DET025_CHANNEL_07</text:p>
          </table:table-cell>
          <table:table-cell office:value-type="string" calcext:value-type="string">
            <text:p>\HBTEP2::TOP.SENSORS.EUV.POL.DET025.CHANNEL_07:RAW</text:p>
          </table:table-cell>
          <table:table-cell/>
        </table:table-row>
        <table:table-row table:style-name="ro1">
          <table:table-cell office:value-type="string" calcext:value-type="string">
            <text:p>DET025_CHANNEL_08</text:p>
          </table:table-cell>
          <table:table-cell office:value-type="string" calcext:value-type="string">
            <text:p>\HBTEP2::TOP.SENSORS.EUV.POL.DET025.CHANNEL_08:RAW</text:p>
          </table:table-cell>
          <table:table-cell/>
        </table:table-row>
        <table:table-row table:style-name="ro1">
          <table:table-cell office:value-type="string" calcext:value-type="string">
            <text:p>DET025_CHANNEL_09</text:p>
          </table:table-cell>
          <table:table-cell office:value-type="string" calcext:value-type="string">
            <text:p>\HBTEP2::TOP.SENSORS.EUV.POL.DET025.CHANNEL_09:RAW</text:p>
          </table:table-cell>
          <table:table-cell/>
        </table:table-row>
        <table:table-row table:style-name="ro1">
          <table:table-cell office:value-type="string" calcext:value-type="string">
            <text:p>DET025_CHANNEL_10</text:p>
          </table:table-cell>
          <table:table-cell office:value-type="string" calcext:value-type="string">
            <text:p>\HBTEP2::TOP.SENSORS.EUV.POL.DET025.CHANNEL_10:RAW</text:p>
          </table:table-cell>
          <table:table-cell/>
        </table:table-row>
        <table:table-row table:style-name="ro1">
          <table:table-cell office:value-type="string" calcext:value-type="string">
            <text:p>DET025_CHANNEL_11</text:p>
          </table:table-cell>
          <table:table-cell office:value-type="string" calcext:value-type="string">
            <text:p>\HBTEP2::TOP.SENSORS.EUV.POL.DET025.CHANNEL_11:RAW</text:p>
          </table:table-cell>
          <table:table-cell/>
        </table:table-row>
        <table:table-row table:style-name="ro1">
          <table:table-cell office:value-type="string" calcext:value-type="string">
            <text:p>DET025_CHANNEL_12</text:p>
          </table:table-cell>
          <table:table-cell office:value-type="string" calcext:value-type="string">
            <text:p>\HBTEP2::TOP.SENSORS.EUV.POL.DET025.CHANNEL_12:RAW</text:p>
          </table:table-cell>
          <table:table-cell/>
        </table:table-row>
        <table:table-row table:style-name="ro1">
          <table:table-cell office:value-type="string" calcext:value-type="string">
            <text:p>DET025_CHANNEL_13</text:p>
          </table:table-cell>
          <table:table-cell office:value-type="string" calcext:value-type="string">
            <text:p>\HBTEP2::TOP.SENSORS.EUV.POL.DET025.CHANNEL_13:RAW</text:p>
          </table:table-cell>
          <table:table-cell/>
        </table:table-row>
        <table:table-row table:style-name="ro1">
          <table:table-cell office:value-type="string" calcext:value-type="string">
            <text:p>DET025_CHANNEL_14</text:p>
          </table:table-cell>
          <table:table-cell office:value-type="string" calcext:value-type="string">
            <text:p>\HBTEP2::TOP.SENSORS.EUV.POL.DET025.CHANNEL_14:RAW</text:p>
          </table:table-cell>
          <table:table-cell/>
        </table:table-row>
        <table:table-row table:style-name="ro1">
          <table:table-cell office:value-type="string" calcext:value-type="string">
            <text:p>DET025_CHANNEL_15</text:p>
          </table:table-cell>
          <table:table-cell office:value-type="string" calcext:value-type="string">
            <text:p>\HBTEP2::TOP.SENSORS.EUV.POL.DET025.CHANNEL_15:RAW</text:p>
          </table:table-cell>
          <table:table-cell/>
        </table:table-row>
        <table:table-row table:style-name="ro1">
          <table:table-cell office:value-type="string" calcext:value-type="string">
            <text:p>DET025_CHANNEL_16</text:p>
          </table:table-cell>
          <table:table-cell office:value-type="string" calcext:value-type="string">
            <text:p>\HBTEP2::TOP.SENSORS.EUV.POL.DET025.CHANNEL_16:RAW</text:p>
          </table:table-cell>
          <table:table-cell/>
        </table:table-row>
        <table:table-row table:style-name="ro1">
          <table:table-cell office:value-type="string" calcext:value-type="string">
            <text:p>DET090_CHANNEL_01</text:p>
          </table:table-cell>
          <table:table-cell office:value-type="string" calcext:value-type="string">
            <text:p>\HBTEP2::TOP.SENSORS.EUV.POL.DET090.CHANNEL_01:RAW</text:p>
          </table:table-cell>
          <table:table-cell/>
        </table:table-row>
        <table:table-row table:style-name="ro1">
          <table:table-cell office:value-type="string" calcext:value-type="string">
            <text:p>DET090_CHANNEL_02</text:p>
          </table:table-cell>
          <table:table-cell office:value-type="string" calcext:value-type="string">
            <text:p>\HBTEP2::TOP.SENSORS.EUV.POL.DET090.CHANNEL_02:RAW</text:p>
          </table:table-cell>
          <table:table-cell/>
        </table:table-row>
        <table:table-row table:style-name="ro1">
          <table:table-cell office:value-type="string" calcext:value-type="string">
            <text:p>DET090_CHANNEL_03</text:p>
          </table:table-cell>
          <table:table-cell office:value-type="string" calcext:value-type="string">
            <text:p>\HBTEP2::TOP.SENSORS.EUV.POL.DET090.CHANNEL_03:RAW</text:p>
          </table:table-cell>
          <table:table-cell/>
        </table:table-row>
        <table:table-row table:style-name="ro1">
          <table:table-cell office:value-type="string" calcext:value-type="string">
            <text:p>DET090_CHANNEL_04</text:p>
          </table:table-cell>
          <table:table-cell office:value-type="string" calcext:value-type="string">
            <text:p>\HBTEP2::TOP.SENSORS.EUV.POL.DET090.CHANNEL_04:RAW</text:p>
          </table:table-cell>
          <table:table-cell/>
        </table:table-row>
        <table:table-row table:style-name="ro1">
          <table:table-cell office:value-type="string" calcext:value-type="string">
            <text:p>DET090_CHANNEL_05</text:p>
          </table:table-cell>
          <table:table-cell office:value-type="string" calcext:value-type="string">
            <text:p>\HBTEP2::TOP.SENSORS.EUV.POL.DET090.CHANNEL_05:RAW</text:p>
          </table:table-cell>
          <table:table-cell/>
        </table:table-row>
        <table:table-row table:style-name="ro1">
          <table:table-cell office:value-type="string" calcext:value-type="string">
            <text:p>DET090_CHANNEL_06</text:p>
          </table:table-cell>
          <table:table-cell office:value-type="string" calcext:value-type="string">
            <text:p>\HBTEP2::TOP.SENSORS.EUV.POL.DET090.CHANNEL_06:RAW</text:p>
          </table:table-cell>
          <table:table-cell/>
        </table:table-row>
        <table:table-row table:style-name="ro1">
          <table:table-cell office:value-type="string" calcext:value-type="string">
            <text:p>DET090_CHANNEL_07</text:p>
          </table:table-cell>
          <table:table-cell office:value-type="string" calcext:value-type="string">
            <text:p>\HBTEP2::TOP.SENSORS.EUV.POL.DET090.CHANNEL_07:RAW</text:p>
          </table:table-cell>
          <table:table-cell/>
        </table:table-row>
        <table:table-row table:style-name="ro1">
          <table:table-cell office:value-type="string" calcext:value-type="string">
            <text:p>DET090_CHANNEL_08</text:p>
          </table:table-cell>
          <table:table-cell office:value-type="string" calcext:value-type="string">
            <text:p>\HBTEP2::TOP.SENSORS.EUV.POL.DET090.CHANNEL_08:RAW</text:p>
          </table:table-cell>
          <table:table-cell/>
        </table:table-row>
        <table:table-row table:style-name="ro1">
          <table:table-cell office:value-type="string" calcext:value-type="string">
            <text:p>DET090_CHANNEL_09</text:p>
          </table:table-cell>
          <table:table-cell office:value-type="string" calcext:value-type="string">
            <text:p>\HBTEP2::TOP.SENSORS.EUV.POL.DET090.CHANNEL_09:RAW</text:p>
          </table:table-cell>
          <table:table-cell/>
        </table:table-row>
        <table:table-row table:style-name="ro1">
          <table:table-cell office:value-type="string" calcext:value-type="string">
            <text:p>DET090_CHANNEL_10</text:p>
          </table:table-cell>
          <table:table-cell office:value-type="string" calcext:value-type="string">
            <text:p>\HBTEP2::TOP.SENSORS.EUV.POL.DET090.CHANNEL_10:RAW</text:p>
          </table:table-cell>
          <table:table-cell/>
        </table:table-row>
        <table:table-row table:style-name="ro1">
          <table:table-cell office:value-type="string" calcext:value-type="string">
            <text:p>DET090_CHANNEL_11</text:p>
          </table:table-cell>
          <table:table-cell office:value-type="string" calcext:value-type="string">
            <text:p>\HBTEP2::TOP.SENSORS.EUV.POL.DET090.CHANNEL_11:RAW</text:p>
          </table:table-cell>
          <table:table-cell/>
        </table:table-row>
        <table:table-row table:style-name="ro1">
          <table:table-cell office:value-type="string" calcext:value-type="string">
            <text:p>DET090_CHANNEL_12</text:p>
          </table:table-cell>
          <table:table-cell office:value-type="string" calcext:value-type="string">
            <text:p>\HBTEP2::TOP.SENSORS.EUV.POL.DET090.CHANNEL_12:RAW</text:p>
          </table:table-cell>
          <table:table-cell/>
        </table:table-row>
        <table:table-row table:style-name="ro1">
          <table:table-cell office:value-type="string" calcext:value-type="string">
            <text:p>DET090_CHANNEL_13</text:p>
          </table:table-cell>
          <table:table-cell office:value-type="string" calcext:value-type="string">
            <text:p>\HBTEP2::TOP.SENSORS.EUV.POL.DET090.CHANNEL_13:RAW</text:p>
          </table:table-cell>
          <table:table-cell/>
        </table:table-row>
        <table:table-row table:style-name="ro1">
          <table:table-cell office:value-type="string" calcext:value-type="string">
            <text:p>DET090_CHANNEL_14</text:p>
          </table:table-cell>
          <table:table-cell office:value-type="string" calcext:value-type="string">
            <text:p>\HBTEP2::TOP.SENSORS.EUV.POL.DET090.CHANNEL_14:RAW</text:p>
          </table:table-cell>
          <table:table-cell/>
        </table:table-row>
        <table:table-row table:style-name="ro1">
          <table:table-cell office:value-type="string" calcext:value-type="string">
            <text:p>DET090_CHANNEL_15</text:p>
          </table:table-cell>
          <table:table-cell office:value-type="string" calcext:value-type="string">
            <text:p>\HBTEP2::TOP.SENSORS.EUV.POL.DET090.CHANNEL_15:RAW</text:p>
          </table:table-cell>
          <table:table-cell/>
        </table:table-row>
        <table:table-row table:style-name="ro1">
          <table:table-cell office:value-type="string" calcext:value-type="string">
            <text:p>DET090_CHANNEL_16</text:p>
          </table:table-cell>
          <table:table-cell office:value-type="string" calcext:value-type="string">
            <text:p>\HBTEP2::TOP.SENSORS.EUV.POL.DET090.CHANNEL_16:RAW</text:p>
          </table:table-cell>
          <table:table-cell/>
        </table:table-row>
        <table:table-row table:style-name="ro1">
          <table:table-cell office:value-type="string" calcext:value-type="string">
            <text:p>DET270_CHANNEL_01</text:p>
          </table:table-cell>
          <table:table-cell office:value-type="string" calcext:value-type="string">
            <text:p>\HBTEP2::TOP.SENSORS.EUV.POL.DET270.CHANNEL_01:RAW</text:p>
          </table:table-cell>
          <table:table-cell/>
        </table:table-row>
        <table:table-row table:style-name="ro1">
          <table:table-cell office:value-type="string" calcext:value-type="string">
            <text:p>DET270_CHANNEL_02</text:p>
          </table:table-cell>
          <table:table-cell office:value-type="string" calcext:value-type="string">
            <text:p>\HBTEP2::TOP.SENSORS.EUV.POL.DET270.CHANNEL_02:RAW</text:p>
          </table:table-cell>
          <table:table-cell/>
        </table:table-row>
        <table:table-row table:style-name="ro1">
          <table:table-cell office:value-type="string" calcext:value-type="string">
            <text:p>DET270_CHANNEL_03</text:p>
          </table:table-cell>
          <table:table-cell office:value-type="string" calcext:value-type="string">
            <text:p>\HBTEP2::TOP.SENSORS.EUV.POL.DET270.CHANNEL_03:RAW</text:p>
          </table:table-cell>
          <table:table-cell/>
        </table:table-row>
        <table:table-row table:style-name="ro1">
          <table:table-cell office:value-type="string" calcext:value-type="string">
            <text:p>DET270_CHANNEL_04</text:p>
          </table:table-cell>
          <table:table-cell office:value-type="string" calcext:value-type="string">
            <text:p>\HBTEP2::TOP.SENSORS.EUV.POL.DET270.CHANNEL_04:RAW</text:p>
          </table:table-cell>
          <table:table-cell/>
        </table:table-row>
        <table:table-row table:style-name="ro1">
          <table:table-cell office:value-type="string" calcext:value-type="string">
            <text:p>DET270_CHANNEL_05</text:p>
          </table:table-cell>
          <table:table-cell office:value-type="string" calcext:value-type="string">
            <text:p>\HBTEP2::TOP.SENSORS.EUV.POL.DET270.CHANNEL_05:RAW</text:p>
          </table:table-cell>
          <table:table-cell/>
        </table:table-row>
        <table:table-row table:style-name="ro1">
          <table:table-cell office:value-type="string" calcext:value-type="string">
            <text:p>DET270_CHANNEL_06</text:p>
          </table:table-cell>
          <table:table-cell office:value-type="string" calcext:value-type="string">
            <text:p>\HBTEP2::TOP.SENSORS.EUV.POL.DET270.CHANNEL_06:RAW</text:p>
          </table:table-cell>
          <table:table-cell/>
        </table:table-row>
        <table:table-row table:style-name="ro1">
          <table:table-cell office:value-type="string" calcext:value-type="string">
            <text:p>DET270_CHANNEL_07</text:p>
          </table:table-cell>
          <table:table-cell office:value-type="string" calcext:value-type="string">
            <text:p>\HBTEP2::TOP.SENSORS.EUV.POL.DET270.CHANNEL_07:RAW</text:p>
          </table:table-cell>
          <table:table-cell/>
        </table:table-row>
        <table:table-row table:style-name="ro1">
          <table:table-cell office:value-type="string" calcext:value-type="string">
            <text:p>DET270_CHANNEL_08</text:p>
          </table:table-cell>
          <table:table-cell office:value-type="string" calcext:value-type="string">
            <text:p>\HBTEP2::TOP.SENSORS.EUV.POL.DET270.CHANNEL_08:RAW</text:p>
          </table:table-cell>
          <table:table-cell/>
        </table:table-row>
        <table:table-row table:style-name="ro1">
          <table:table-cell office:value-type="string" calcext:value-type="string">
            <text:p>DET270_CHANNEL_09</text:p>
          </table:table-cell>
          <table:table-cell office:value-type="string" calcext:value-type="string">
            <text:p>\HBTEP2::TOP.SENSORS.EUV.POL.DET270.CHANNEL_09:RAW</text:p>
          </table:table-cell>
          <table:table-cell/>
        </table:table-row>
        <table:table-row table:style-name="ro1">
          <table:table-cell office:value-type="string" calcext:value-type="string">
            <text:p>DET270_CHANNEL_10</text:p>
          </table:table-cell>
          <table:table-cell office:value-type="string" calcext:value-type="string">
            <text:p>\HBTEP2::TOP.SENSORS.EUV.POL.DET270.CHANNEL_10:RAW</text:p>
          </table:table-cell>
          <table:table-cell/>
        </table:table-row>
        <table:table-row table:style-name="ro1">
          <table:table-cell office:value-type="string" calcext:value-type="string">
            <text:p>DET270_CHANNEL_11</text:p>
          </table:table-cell>
          <table:table-cell office:value-type="string" calcext:value-type="string">
            <text:p>\HBTEP2::TOP.SENSORS.EUV.POL.DET270.CHANNEL_11:RAW</text:p>
          </table:table-cell>
          <table:table-cell/>
        </table:table-row>
        <table:table-row table:style-name="ro1">
          <table:table-cell office:value-type="string" calcext:value-type="string">
            <text:p>DET270_CHANNEL_12</text:p>
          </table:table-cell>
          <table:table-cell office:value-type="string" calcext:value-type="string">
            <text:p>\HBTEP2::TOP.SENSORS.EUV.POL.DET270.CHANNEL_12:RAW</text:p>
          </table:table-cell>
          <table:table-cell/>
        </table:table-row>
        <table:table-row table:style-name="ro1">
          <table:table-cell office:value-type="string" calcext:value-type="string">
            <text:p>DET270_CHANNEL_13</text:p>
          </table:table-cell>
          <table:table-cell office:value-type="string" calcext:value-type="string">
            <text:p>\HBTEP2::TOP.SENSORS.EUV.POL.DET270.CHANNEL_13:RAW</text:p>
          </table:table-cell>
          <table:table-cell/>
        </table:table-row>
        <table:table-row table:style-name="ro1">
          <table:table-cell office:value-type="string" calcext:value-type="string">
            <text:p>DET270_CHANNEL_14</text:p>
          </table:table-cell>
          <table:table-cell office:value-type="string" calcext:value-type="string">
            <text:p>\HBTEP2::TOP.SENSORS.EUV.POL.DET270.CHANNEL_14:RAW</text:p>
          </table:table-cell>
          <table:table-cell/>
        </table:table-row>
        <table:table-row table:style-name="ro1">
          <table:table-cell office:value-type="string" calcext:value-type="string">
            <text:p>DET270_CHANNEL_15</text:p>
          </table:table-cell>
          <table:table-cell office:value-type="string" calcext:value-type="string">
            <text:p>\HBTEP2::TOP.SENSORS.EUV.POL.DET270.CHANNEL_15:RAW</text:p>
          </table:table-cell>
          <table:table-cell/>
        </table:table-row>
        <table:table-row table:style-name="ro1">
          <table:table-cell office:value-type="string" calcext:value-type="string">
            <text:p>DET270_CHANNEL_16</text:p>
          </table:table-cell>
          <table:table-cell office:value-type="string" calcext:value-type="string">
            <text:p>\HBTEP2::TOP.SENSORS.EUV.POL.DET270.CHANNEL_16:RA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0:22:13.153264765</meta:creation-date>
    <meta:generator>LibreOffice/6.0.7.3$Linux_X86_64 LibreOffice_project/00m0$Build-3</meta:generator>
    <dc:date>2020-03-20T17:05:30.456976336</dc:date>
    <meta:editing-duration>PT6H32M59S</meta:editing-duration>
    <meta:editing-cycles>17</meta:editing-cycles>
    <meta:document-statistic meta:table-count="8" meta:cell-count="882" meta:object-count="0"/>
  </office:meta>
</office:document-meta>
</file>